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PrestVerses" style:family="table">
      <style:table-properties style:width="16.96cm" table:align="left" style:may-break-between-rows="false"/>
    </style:style>
    <style:style style:name="tabPrestVerses.A" style:family="table-column">
      <style:table-column-properties style:column-width="7.99cm"/>
    </style:style>
    <style:style style:name="tabPrestVerses.B" style:family="table-column">
      <style:table-column-properties style:column-width="2.037cm"/>
    </style:style>
    <style:style style:name="tabPrestVerses.C" style:family="table-column">
      <style:table-column-properties style:column-width="1.455cm"/>
    </style:style>
    <style:style style:name="tabPrestVerses.D" style:family="table-column">
      <style:table-column-properties style:column-width="1.905cm"/>
    </style:style>
    <style:style style:name="tabPrestVerses.E" style:family="table-column">
      <style:table-column-properties style:column-width="1.27cm"/>
    </style:style>
    <style:style style:name="tabPrestVerses.F" style:family="table-column">
      <style:table-column-properties style:column-width="2.302cm"/>
    </style:style>
    <style:style style:name="tabPrestVerses.1" style:family="table-row">
      <style:table-row-properties style:min-row-height="0.499cm" style:keep-together="false" fo:keep-together="always"/>
    </style:style>
    <style:style style:name="tabPrestVerses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 TITRE_BLOC_PREST_VERSES =%</text:p>
      <table:table table:name="tabPrestVerses" table:style-name="tabPrestVerses">
        <table:table-column table:style-name="tabPrestVerses.A"/>
        <table:table-column table:style-name="tabPrestVerses.B"/>
        <table:table-column table:style-name="tabPrestVerses.C"/>
        <table:table-column table:style-name="tabPrestVerses.D"/>
        <table:table-column table:style-name="tabPrestVerses.E"/>
        <table:table-column table:style-name="tabPrestVerses.F"/>
        <table:table-row table:style-name="tabPrestVerses.1"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</table:table-row>
        <table:table-row table:style-name="tabPrestVerses.1">
          <table:table-cell table:style-name="tabPrestVerses.A1" office:value-type="string">
            <text:p text:style-name="P3">%{ligneStandard}%%=LIBELLE=%</text:p>
          </table:table-cell>
          <table:table-cell table:style-name="tabPrestVerses.A1" office:value-type="string">
            <text:p text:style-name="P4">%=MOISA=%</text:p>
          </table:table-cell>
          <table:table-cell table:style-name="tabPrestVerses.A1" office:value-type="string">
            <text:p text:style-name="P4">%=CHF=%</text:p>
          </table:table-cell>
          <table:table-cell table:style-name="tabPrestVerses.A1" office:value-type="string">
            <text:p text:style-name="P4">%=MONTANT=%</text:p>
          </table:table-cell>
          <table:table-cell table:style-name="tabPrestVerses.A1" office:value-type="string">
            <text:p text:style-name="P4">%=CHF=%</text:p>
          </table:table-cell>
          <table:table-cell table:style-name="tabPrestVerses.A1" office:value-type="string">
            <text:p text:style-name="P4">%=TOTAL=%</text:p>
          </table:table-cell>
        </table:table-row>
        <table:table-row table:style-name="tabPrestVerses.1"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</table:table-row>
        <table:table-row table:style-name="tabPrestVerses.1">
          <table:table-cell table:style-name="tabPrestVerses.A1" office:value-type="string">
            <text:p text:style-name="P5">%{ligneTotal}%%=LIBELLE=%</text:p>
          </table:table-cell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6">%=CHF=%</text:p>
          </table:table-cell>
          <table:table-cell table:style-name="tabPrestVerses.A1" office:value-type="string">
            <text:p text:style-name="P6">%=TOTAL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20T08:24:31</meta:creation-date>
    <dc:date>2012-09-28T15:09:43.62</dc:date>
    <meta:editing-cycles>19</meta:editing-cycles>
    <meta:editing-duration>PT32M1S</meta:editing-duration>
    <meta:document-statistic meta:table-count="1" meta:image-count="0" meta:object-count="0" meta:page-count="1" meta:paragraph-count="10" meta:word-count="12" meta:character-count="141"/>
    <dc:creator>Sébastien Chèvre</dc:creator>
    <meta:user-defined meta:name="Info 1"/>
    <meta:user-defined meta:name="Info 2"/>
    <meta:user-defined meta:name="Info 3"/>
    <meta:user-defined meta:name="Info 4"/>
  </office:meta>
</office:document-meta>
</file>